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1A000000E5DF3129CF90A03007.png" manifest:media-type="image/png"/>
  <manifest:file-entry manifest:full-path="Pictures/10000000000000F20000007AABD0B84B38E45DC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3.126cm)" style:mirror="non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4.273cm" fo:min-width="6.71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8.291cm" fo:min-width="0.00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3.268cm" fo:min-width="0.003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8.291cm" fo:min-width="0.00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0.801cm" fo:min-width="0.00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8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standard">
      <style:graphic-properties draw:textarea-horizontal-align="justify" draw:textarea-vertical-align="middle" draw:auto-grow-height="false" fo:min-height="0.022cm" fo:min-width="0.31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6" style:family="graphic" style:parent-style-name="standard">
      <style:graphic-properties draw:textarea-horizontal-align="justify" draw:textarea-vertical-align="middle" draw:auto-grow-height="false" fo:min-height="0.203cm" fo:min-width="0.169cm"/>
    </style:style>
    <style:style style:name="gr17" style:family="graphic" style:parent-style-name="objectwithoutfill">
      <style:graphic-properties draw:fill="none" draw:fill-color="#000000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214cm" fo:min-width="0.134cm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164cm"/>
    </style:style>
    <style:style style:name="gr20" style:family="graphic" style:parent-style-name="standard">
      <style:graphic-properties draw:textarea-horizontal-align="justify" draw:textarea-vertical-align="middle" draw:auto-grow-height="false" fo:min-height="0.213cm" fo:min-width="0.106cm"/>
    </style:style>
    <style:style style:name="gr21" style:family="graphic" style:parent-style-name="standard">
      <style:graphic-properties draw:textarea-horizontal-align="justify" draw:textarea-vertical-align="middle" draw:auto-grow-height="false" fo:min-height="0.704cm" fo:min-width="1.791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4pt" fo:font-weight="bold" style:font-size-asian="18pt" style:font-weight-asian="bold" style:font-size-complex="18pt" style:font-weight-complex="600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style:paragraph-properties fo:text-align="center"/>
      <style:text-properties fo:font-size="13pt" style:font-size-asian="18pt" style:font-size-complex="18pt"/>
    </style:style>
    <style:style style:name="P12" style:family="paragraph">
      <style:paragraph-properties fo:text-align="start"/>
      <style:text-properties fo:font-size="8pt" style:font-size-asian="18pt" style:font-size-complex="18pt"/>
    </style:style>
    <style:style style:name="P13" style:family="paragraph">
      <loext:graphic-properties draw:fill="none" draw:fill-color="#ffffff"/>
      <style:paragraph-properties fo:text-align="start"/>
      <style:text-properties fo:font-size="8pt" fo:font-weight="bold" style:font-size-asian="18pt" style:font-size-complex="18pt"/>
    </style:style>
    <style:style style:name="P14" style:family="paragraph">
      <loext:graphic-properties draw:fill-color="#ffffff"/>
    </style:style>
    <style:style style:name="T1" style:family="text">
      <style:text-properties fo:font-size="14pt" fo:font-weight="bold" style:font-size-asian="18pt" style:font-weight-asian="bold" style:font-size-complex="18pt" style:font-weight-complex="600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3pt" style:font-size-asian="18pt" style:font-size-complex="18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69cm" svg:height="3.58cm" svg:x="0.397cm" svg:y="6.284cm">
          <draw:image xlink:href="Pictures/10000000000000F20000007AABD0B84B38E45DC8.jpg" xlink:type="simple" xlink:show="embed" xlink:actuate="onLoad" loext:mime-type="image/jpeg">
            <text:p/>
          </draw:image>
        </draw:frame>
        <draw:custom-shape draw:style-name="gr2" draw:text-style-name="P3" draw:layer="layout" svg:width="7.707cm" svg:height="5.011cm" svg:x="5.499cm" svg:y="5.524cm">
          <text:p text:style-name="P2"><text:span text:style-name="T1"/></text:p>
          <text:p text:style-name="P2"><text:span text:style-name="T1">P</text:span><text:span text:style-name="T1">r</text:span><text:span text:style-name="T1">e</text:span><text:span text:style-name="T1">-</text:span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d </text:span><text:span text:style-name="T1">R</text:span><text:span text:style-name="T1">e</text:span><text:span text:style-name="T1">s</text:span><text:span text:style-name="T1">N</text:span><text:span text:style-name="T1">e</text:span><text:span text:style-name="T1">t </text:span><text:span text:style-name="T1">5</text:span><text:span text:style-name="T1">0 </text:span></text:p>
          <text:p text:style-name="P2"><text:span text:style-name="T1">w</text:span><text:span text:style-name="T1">it</text:span><text:span text:style-name="T1">h</text:span><text:span text:style-name="T1">o</text:span><text:span text:style-name="T1">u</text:span><text:span text:style-name="T1">t </text:span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l</text:span><text:span text:style-name="T1">a</text:span><text:span text:style-name="T1">y</text:span><text:span text:style-name="T1">e</text:span><text:span text:style-name="T1">r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43cm" svg:height="9.223cm" svg:x="15.288cm" svg:y="3.08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0.543cm" svg:height="3.798cm" svg:x="20.097cm" svg:y="6.06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" draw:id="id2" draw:layer="layout" svg:width="0.271cm" svg:height="0.271cm" svg:x="15.424cm" svg:y="3.21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3" draw:id="id3" draw:layer="layout" svg:width="0.271cm" svg:height="0.271cm" svg:x="15.424cm" svg:y="3.6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4" draw:id="id4" draw:layer="layout" svg:width="0.271cm" svg:height="0.271cm" svg:x="15.424cm" svg:y="4.0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4.4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4.9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5.3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5.78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6.2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6.6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8.7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9.1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9.6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9.1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0.05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0.5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1.01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11.44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1.8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2cm" svg:height="1.787cm" svg:x="15.239cm" svg:y="6.81cm">
          <draw:text-box>
            <text:p text:style-name="P5"><text:span text:style-name="T2">..</text:span><text:span text:style-name="T2">.</text:span></text:p>
          </draw:text-box>
        </draw:frame>
        <draw:custom-shape draw:style-name="gr7" draw:text-style-name="P4" draw:layer="layout" svg:width="0.542cm" svg:height="9.223cm" svg:x="16.998cm" svg:y="3.08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7" draw:id="id7" draw:layer="layout" svg:width="0.271cm" svg:height="0.271cm" svg:x="17.134cm" svg:y="3.2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8" draw:id="id8" draw:layer="layout" svg:width="0.271cm" svg:height="0.271cm" svg:x="17.134cm" svg:y="3.6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9" draw:id="id9" draw:layer="layout" svg:width="0.271cm" svg:height="0.272cm" svg:x="17.134cm" svg:y="4.0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4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4.9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5.3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5.7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6.2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6.6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8.7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9.6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0.0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0.5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1.01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11.44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1.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2cm" svg:height="1.787cm" svg:x="16.957cm" svg:y="6.819cm">
          <draw:text-box>
            <text:p text:style-name="P5"><text:span text:style-name="T2">..</text:span><text:span text:style-name="T2">.</text:span></text:p>
          </draw:text-box>
        </draw:frame>
        <draw:custom-shape draw:style-name="gr3" draw:text-style-name="P4" draw:layer="layout" svg:width="0.543cm" svg:height="9.223cm" svg:x="18.601cm" svg:y="3.0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0" draw:id="id10" draw:layer="layout" svg:width="0.271cm" svg:height="0.271cm" svg:x="18.737cm" svg:y="3.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1" draw:id="id11" draw:layer="layout" svg:width="0.271cm" svg:height="0.271cm" svg:x="18.737cm" svg:y="3.6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2" draw:id="id12" draw:layer="layout" svg:width="0.271cm" svg:height="0.272cm" svg:x="18.737cm" svg:y="4.07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4.5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4.9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5.3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5.78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6.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6.63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8.7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9.2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9.6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9.2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10.0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10.5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11.0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11.4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11.8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2cm" svg:height="1.787cm" svg:x="18.578cm" svg:y="6.828cm">
          <draw:text-box>
            <text:p text:style-name="P5"><text:span text:style-name="T2">.</text:span><text:span text:style-name="T2">.</text:span><text:span text:style-name="T2">.</text:span></text:p>
          </draw:text-box>
        </draw:frame>
        <draw:custom-shape draw:style-name="gr8" draw:text-style-name="P4" draw:layer="layout" svg:width="0.543cm" svg:height="11.935cm" svg:x="13.687cm" svg:y="1.8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0.271cm" svg:height="0.271cm" svg:x="13.823cm" svg:y="3.2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3.6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4.0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4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4.9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5.3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5.7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6.2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6.6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8.7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9.6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0.0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0.5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1.01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11.44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1.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3cm" svg:height="1.787cm" svg:x="13.638cm" svg:y="6.835cm">
          <draw:text-box>
            <text:p text:style-name="P5"><text:span text:style-name="T2">...</text:span></text:p>
          </draw:text-box>
        </draw:frame>
        <draw:custom-shape draw:style-name="gr5" draw:text-style-name="P4" xml:id="id1" draw:id="id1" draw:layer="layout" svg:width="0.271cm" svg:height="0.271cm" svg:x="13.823cm" svg:y="2.04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5" draw:id="id5" draw:layer="layout" svg:width="0.271cm" svg:height="0.272cm" svg:x="13.823cm" svg:y="2.4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6" draw:id="id6" draw:layer="layout" svg:width="0.271cm" svg:height="0.272cm" svg:x="13.823cm" svg:y="2.8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2.29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2.7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3.1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3" draw:id="id13" draw:layer="layout" svg:width="0.271cm" svg:height="0.271cm" svg:x="20.232cm" svg:y="6.5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4" draw:id="id14" draw:layer="layout" svg:width="0.271cm" svg:height="0.271cm" svg:x="20.232cm" svg:y="6.95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5" draw:id="id15" draw:layer="layout" svg:width="0.271cm" svg:height="0.271cm" svg:x="20.232cm" svg:y="7.3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20.232cm" svg:y="9.06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20.232cm" svg:y="9.49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7" draw:layer="layout" draw:type="line" svg:x1="14.055cm" svg:y1="2.083cm" svg:x2="15.424cm" svg:y2="3.354cm" draw:start-shape="id1" draw:start-glue-point="11" draw:end-shape="id2" draw:end-glue-point="6" svg:d="M14055 2083l1369 1271" svg:viewBox="0 0 1370 1272">
          <text:p/>
        </draw:connector>
        <draw:connector draw:style-name="gr9" draw:text-style-name="P7" draw:layer="layout" draw:type="line" svg:x1="13.959cm" svg:y1="2.044cm" svg:x2="15.424cm" svg:y2="3.781cm" draw:start-shape="id1" draw:start-glue-point="4" draw:end-shape="id3" draw:end-glue-point="6" svg:d="M13959 2044l1465 1737" svg:viewBox="0 0 1466 1738">
          <text:p/>
        </draw:connector>
        <draw:connector draw:style-name="gr9" draw:text-style-name="P7" draw:layer="layout" draw:type="line" svg:x1="14.094cm" svg:y1="2.18cm" svg:x2="15.463cm" svg:y2="4.304cm" draw:start-shape="id1" draw:start-glue-point="10" draw:end-shape="id4" draw:end-glue-point="7" svg:d="M14094 2180l1369 2124" svg:viewBox="0 0 1370 2125">
          <text:p/>
        </draw:connector>
        <draw:connector draw:style-name="gr9" draw:text-style-name="P7" draw:layer="layout" draw:type="line" svg:x1="14.094cm" svg:y1="2.607cm" svg:x2="15.463cm" svg:y2="3.257cm" draw:start-shape="id5" draw:start-glue-point="10" draw:end-shape="id2" draw:end-glue-point="5" svg:d="M14094 2607l1369 650" svg:viewBox="0 0 1370 651">
          <text:p/>
        </draw:connector>
        <draw:connector draw:style-name="gr9" draw:text-style-name="P7" draw:layer="layout" draw:type="line" svg:x1="14.055cm" svg:y1="2.937cm" svg:x2="15.424cm" svg:y2="3.781cm" draw:start-shape="id6" draw:start-glue-point="11" draw:end-shape="id3" draw:end-glue-point="6" svg:d="M14055 2937l1369 844" svg:viewBox="0 0 1370 845">
          <text:p/>
        </draw:connector>
        <draw:connector draw:style-name="gr9" draw:text-style-name="P7" draw:layer="layout" draw:type="line" svg:x1="14.094cm" svg:y1="3.034cm" svg:x2="15.424cm" svg:y2="4.208cm" draw:start-shape="id6" draw:start-glue-point="10" draw:end-shape="id4" draw:end-glue-point="6" svg:d="M14094 3034l1330 1174" svg:viewBox="0 0 1331 1175">
          <text:p/>
        </draw:connector>
        <draw:connector draw:style-name="gr9" draw:text-style-name="P7" draw:layer="layout" draw:type="line" svg:x1="14.094cm" svg:y1="3.034cm" svg:x2="15.463cm" svg:y2="3.257cm" draw:start-shape="id6" draw:start-glue-point="10" draw:end-shape="id2" draw:end-glue-point="5" svg:d="M14094 3034l1369 223" svg:viewBox="0 0 1370 224">
          <text:p/>
        </draw:connector>
        <draw:connector draw:style-name="gr9" draw:text-style-name="P7" draw:layer="layout" draw:type="line" svg:x1="15.656cm" svg:y1="3.257cm" svg:x2="17.134cm" svg:y2="3.355cm" draw:start-shape="id2" draw:start-glue-point="11" draw:end-shape="id7" draw:end-glue-point="6" svg:d="M15656 3257l1478 98" svg:viewBox="0 0 1479 99">
          <text:p/>
        </draw:connector>
        <draw:connector draw:style-name="gr9" draw:text-style-name="P7" draw:layer="layout" draw:type="line" svg:x1="15.695cm" svg:y1="3.354cm" svg:x2="17.134cm" svg:y2="3.782cm" draw:start-shape="id2" draw:start-glue-point="10" draw:end-shape="id8" draw:end-glue-point="6" svg:d="M15695 3354l1439 428" svg:viewBox="0 0 1440 429">
          <text:p/>
        </draw:connector>
        <draw:connector draw:style-name="gr9" draw:text-style-name="P7" draw:layer="layout" draw:type="line" svg:x1="15.695cm" svg:y1="3.354cm" svg:x2="17.134cm" svg:y2="4.209cm" draw:start-shape="id2" draw:start-glue-point="10" draw:end-shape="id9" draw:end-glue-point="6" svg:d="M15695 3354l1439 855" svg:viewBox="0 0 1440 856">
          <text:p/>
        </draw:connector>
        <draw:connector draw:style-name="gr9" draw:text-style-name="P7" draw:layer="layout" draw:type="line" svg:x1="15.695cm" svg:y1="3.781cm" svg:x2="17.173cm" svg:y2="3.258cm" draw:start-shape="id3" draw:start-glue-point="10" draw:end-shape="id7" draw:end-glue-point="5" svg:d="M15695 3781l1478-523" svg:viewBox="0 0 1479 524">
          <text:p/>
        </draw:connector>
        <draw:connector draw:style-name="gr9" draw:text-style-name="P7" draw:layer="layout" draw:type="line" svg:x1="15.695cm" svg:y1="3.781cm" svg:x2="17.134cm" svg:y2="3.782cm" draw:start-shape="id3" draw:start-glue-point="10" draw:end-shape="id8" draw:end-glue-point="6" svg:d="M15695 3781l1439 1" svg:viewBox="0 0 1440 2">
          <text:p/>
        </draw:connector>
        <draw:connector draw:style-name="gr9" draw:text-style-name="P7" draw:layer="layout" draw:type="line" svg:x1="15.695cm" svg:y1="3.781cm" svg:x2="17.134cm" svg:y2="4.209cm" draw:start-shape="id3" draw:start-glue-point="10" draw:end-shape="id9" draw:end-glue-point="6" svg:d="M15695 3781l1439 428" svg:viewBox="0 0 1440 429">
          <text:p/>
        </draw:connector>
        <draw:connector draw:style-name="gr9" draw:text-style-name="P7" draw:layer="layout" draw:type="line" svg:x1="17.405cm" svg:y1="3.355cm" svg:x2="18.737cm" svg:y2="3.356cm" draw:start-shape="id7" draw:start-glue-point="10" draw:end-shape="id10" draw:end-glue-point="6" svg:d="M17405 3355l1332 1" svg:viewBox="0 0 1333 2">
          <text:p/>
        </draw:connector>
        <draw:connector draw:style-name="gr9" draw:text-style-name="P7" draw:layer="layout" draw:type="line" svg:x1="17.405cm" svg:y1="3.355cm" svg:x2="18.737cm" svg:y2="3.783cm" draw:start-shape="id7" draw:start-glue-point="10" draw:end-shape="id11" draw:end-glue-point="6" svg:d="M17405 3355l1332 428" svg:viewBox="0 0 1333 429">
          <text:p/>
        </draw:connector>
        <draw:connector draw:style-name="gr9" draw:text-style-name="P7" draw:layer="layout" draw:type="line" svg:x1="17.366cm" svg:y1="3.258cm" svg:x2="18.737cm" svg:y2="4.21cm" draw:start-shape="id7" draw:start-glue-point="11" draw:end-shape="id12" draw:end-glue-point="6" svg:d="M17366 3258l1371 952" svg:viewBox="0 0 1372 953">
          <text:p/>
        </draw:connector>
        <draw:connector draw:style-name="gr9" draw:text-style-name="P7" draw:layer="layout" draw:type="line" svg:x1="17.405cm" svg:y1="3.782cm" svg:x2="18.737cm" svg:y2="3.356cm" draw:start-shape="id8" draw:start-glue-point="10" draw:end-shape="id10" draw:end-glue-point="6" svg:d="M17405 3782l1332-426" svg:viewBox="0 0 1333 427">
          <text:p/>
        </draw:connector>
        <draw:connector draw:style-name="gr9" draw:text-style-name="P7" draw:layer="layout" draw:type="line" svg:x1="17.366cm" svg:y1="3.878cm" svg:x2="18.737cm" svg:y2="3.783cm" draw:start-shape="id8" draw:start-glue-point="9" draw:end-shape="id11" draw:end-glue-point="6" svg:d="M17366 3878l1371-95" svg:viewBox="0 0 1372 96">
          <text:p/>
        </draw:connector>
        <draw:connector draw:style-name="gr9" draw:text-style-name="P7" draw:layer="layout" draw:type="line" svg:x1="17.405cm" svg:y1="3.782cm" svg:x2="18.737cm" svg:y2="4.21cm" draw:start-shape="id8" draw:start-glue-point="10" draw:end-shape="id12" draw:end-glue-point="6" svg:d="M17405 3782l1332 428" svg:viewBox="0 0 1333 429">
          <text:p/>
        </draw:connector>
        <draw:frame draw:style-name="gr10" draw:text-style-name="P8" draw:layer="layout" svg:width="1.356cm" svg:height="1.028cm" svg:x="14.214cm" svg:y="3.9cm">
          <draw:text-box>
            <text:p>...</text:p>
          </draw:text-box>
        </draw:frame>
        <draw:frame draw:style-name="gr10" draw:text-style-name="P8" draw:layer="layout" svg:width="1.356cm" svg:height="1.028cm" svg:x="15.816cm" svg:y="3.9cm">
          <draw:text-box>
            <text:p>...</text:p>
          </draw:text-box>
        </draw:frame>
        <draw:frame draw:style-name="gr10" draw:text-style-name="P8" draw:layer="layout" svg:width="1.357cm" svg:height="1.028cm" svg:x="17.524cm" svg:y="3.9cm">
          <draw:text-box>
            <text:p>...</text:p>
          </draw:text-box>
        </draw:frame>
        <draw:frame draw:style-name="gr10" draw:text-style-name="P8" draw:layer="layout" svg:width="1.356cm" svg:height="1.028cm" svg:x="19.02cm" svg:y="5.756cm">
          <draw:text-box>
            <text:p>...</text:p>
          </draw:text-box>
        </draw:frame>
        <draw:connector draw:style-name="gr9" draw:text-style-name="P7" draw:layer="layout" draw:type="line" svg:x1="18.969cm" svg:y1="3.259cm" svg:x2="20.271cm" svg:y2="6.57cm" draw:start-shape="id10" draw:start-glue-point="11" draw:end-shape="id13" draw:end-glue-point="5" svg:d="M18969 3259l1302 3311" svg:viewBox="0 0 1303 3312">
          <text:p/>
        </draw:connector>
        <draw:connector draw:style-name="gr9" draw:text-style-name="P7" draw:layer="layout" draw:type="line" svg:x1="19.008cm" svg:y1="3.356cm" svg:x2="20.232cm" svg:y2="7.094cm" draw:start-shape="id10" draw:start-glue-point="10" draw:end-shape="id14" draw:end-glue-point="6" svg:d="M19008 3356l1224 3738" svg:viewBox="0 0 1225 3739">
          <text:p/>
        </draw:connector>
        <draw:connector draw:style-name="gr9" draw:text-style-name="P7" draw:layer="layout" draw:type="line" svg:x1="19.008cm" svg:y1="3.356cm" svg:x2="20.232cm" svg:y2="7.521cm" draw:start-shape="id10" draw:start-glue-point="10" draw:end-shape="id15" draw:end-glue-point="6" svg:d="M19008 3356l1224 4165" svg:viewBox="0 0 1225 4166">
          <text:p/>
        </draw:connector>
        <draw:connector draw:style-name="gr9" draw:text-style-name="P7" draw:layer="layout" draw:type="line" svg:x1="19.008cm" svg:y1="3.783cm" svg:x2="20.232cm" svg:y2="6.667cm" draw:start-shape="id11" draw:start-glue-point="10" draw:end-shape="id13" draw:end-glue-point="6" svg:d="M19008 3783l1224 2884" svg:viewBox="0 0 1225 2885">
          <text:p/>
        </draw:connector>
        <draw:connector draw:style-name="gr9" draw:text-style-name="P7" draw:layer="layout" draw:type="line" svg:x1="19.008cm" svg:y1="3.783cm" svg:x2="20.232cm" svg:y2="7.094cm" draw:start-shape="id11" draw:start-glue-point="10" draw:end-shape="id14" draw:end-glue-point="6" svg:d="M19008 3783l1224 3311" svg:viewBox="0 0 1225 3312">
          <text:p/>
        </draw:connector>
        <draw:frame draw:style-name="gr11" draw:text-style-name="P2" draw:layer="layout" svg:width="3.505cm" svg:height="1.765cm" svg:x="22.089cm" svg:y="6.8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2" draw:text-style-name="P2" draw:layer="layout" svg:width="0.934cm" svg:height="0.542cm" svg:x="20.9cm" svg:y="7.7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3.938cm" svg:height="0.858cm" svg:x="21.982cm" svg:y="8.833cm">
          <draw:image xlink:href="Pictures/100000000000041A000000E5DF3129CF90A03007.png" xlink:type="simple" xlink:show="embed" xlink:actuate="onLoad" loext:mime-type="image/png">
            <text:p/>
          </draw:image>
        </draw:frame>
        <draw:frame draw:style-name="gr14" draw:text-style-name="P9" draw:layer="layout" svg:width="2.712cm" svg:height="1.281cm" svg:x="12.642cm" svg:y="0.461cm">
          <draw:text-box>
            <text:p text:style-name="P2"><text:span text:style-name="T3">Flatten layer</text:span></text:p>
          </draw:text-box>
        </draw:frame>
        <draw:frame draw:style-name="gr14" draw:text-style-name="P9" draw:layer="layout" svg:width="2.712cm" svg:height="1.281cm" svg:x="14.261cm" svg:y="1.653cm">
          <draw:text-box>
            <text:p text:style-name="P2"><text:span text:style-name="T3">FC </text:span></text:p>
            <text:p text:style-name="P2"><text:span text:style-name="T3">layer</text:span></text:p>
          </draw:text-box>
        </draw:frame>
        <draw:frame draw:style-name="gr14" draw:text-style-name="P9" draw:layer="layout" svg:width="2.713cm" svg:height="1.281cm" svg:x="15.952cm" svg:y="1.638cm">
          <draw:text-box>
            <text:p text:style-name="P2"><text:span text:style-name="T3">FC </text:span></text:p>
            <text:p text:style-name="P2"><text:span text:style-name="T3">layer</text:span></text:p>
          </draw:text-box>
        </draw:frame>
        <draw:frame draw:style-name="gr14" draw:text-style-name="P9" draw:layer="layout" svg:width="2.713cm" svg:height="1.281cm" svg:x="17.554cm" svg:y="1.639cm">
          <draw:text-box>
            <text:p text:style-name="P2"><text:span text:style-name="T3">FC </text:span></text:p>
            <text:p text:style-name="P2"><text:span text:style-name="T3">layer</text:span></text:p>
          </draw:text-box>
        </draw:frame>
        <draw:frame draw:style-name="gr15" draw:text-style-name="P9" draw:layer="layout" svg:width="2.713cm" svg:height="1.28cm" svg:x="19.156cm" svg:y="4.631cm">
          <draw:text-box>
            <text:p text:style-name="P2"><text:span text:style-name="T3">Output </text:span></text:p>
            <text:p text:style-name="P2"><text:span text:style-name="T3">layer</text:span></text:p>
          </draw:text-box>
        </draw:frame>
        <draw:custom-shape draw:style-name="gr16" draw:text-style-name="P2" draw:layer="layout" svg:width="1.337cm" svg:height="0.904cm" svg:x="13.302cm" svg:y="13.758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3.75cm" svg:y1="14.377cm" svg:x2="13.75cm" svg:y2="14.648cm">
          <text:p/>
        </draw:line>
        <draw:line draw:style-name="gr9" draw:text-style-name="P7" draw:layer="layout" svg:x1="14.07cm" svg:y1="14.649cm" svg:x2="13.75cm" svg:y2="14.649cm">
          <text:p/>
        </draw:line>
        <draw:line draw:style-name="gr17" draw:text-style-name="P10" draw:layer="layout" svg:x1="14.077cm" svg:y1="14.085cm" svg:x2="14.077cm" svg:y2="14.649cm">
          <text:p/>
        </draw:line>
        <draw:custom-shape draw:style-name="gr18" draw:text-style-name="P2" draw:layer="layout" svg:width="1.268cm" svg:height="0.926cm" svg:x="14.892cm" svg:y="12.308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5.353cm" svg:y1="12.7cm" svg:x2="15.353cm" svg:y2="13.154cm">
          <text:p/>
        </draw:line>
        <draw:line draw:style-name="gr9" draw:text-style-name="P7" draw:layer="layout" svg:x1="15.673cm" svg:y1="13.154cm" svg:x2="15.353cm" svg:y2="13.154cm">
          <text:p/>
        </draw:line>
        <draw:line draw:style-name="gr17" draw:text-style-name="P10" draw:layer="layout" svg:x1="15.679cm" svg:y1="12.813cm" svg:x2="15.68cm" svg:y2="13.154cm">
          <text:p/>
        </draw:line>
        <draw:custom-shape draw:style-name="gr19" draw:text-style-name="P2" draw:layer="layout" svg:width="1.326cm" svg:height="0.999cm" svg:x="16.625cm" svg:y="12.307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7.063cm" svg:y1="12.954cm" svg:x2="17.063cm" svg:y2="13.155cm">
          <text:p/>
        </draw:line>
        <draw:line draw:style-name="gr9" draw:text-style-name="P7" draw:layer="layout" svg:x1="17.383cm" svg:y1="13.155cm" svg:x2="17.063cm" svg:y2="13.155cm">
          <text:p/>
        </draw:line>
        <draw:line draw:style-name="gr17" draw:text-style-name="P10" draw:layer="layout" svg:x1="17.39cm" svg:y1="12.592cm" svg:x2="17.39cm" svg:y2="13.156cm">
          <text:p/>
        </draw:line>
        <draw:custom-shape draw:style-name="gr20" draw:text-style-name="P2" draw:layer="layout" svg:width="1.21cm" svg:height="0.924cm" svg:x="18.263cm" svg:y="12.33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8.666cm" svg:y1="12.885cm" svg:x2="18.666cm" svg:y2="13.156cm">
          <text:p/>
        </draw:line>
        <draw:line draw:style-name="gr9" draw:text-style-name="P7" draw:layer="layout" svg:x1="18.986cm" svg:y1="13.157cm" svg:x2="18.666cm" svg:y2="13.157cm">
          <text:p/>
        </draw:line>
        <draw:line draw:style-name="gr17" draw:text-style-name="P10" draw:layer="layout" svg:x1="19.004cm" svg:y1="12.8cm" svg:x2="18.993cm" svg:y2="13.157cm">
          <text:p/>
        </draw:line>
        <draw:custom-shape draw:style-name="gr21" draw:text-style-name="P11" draw:layer="layout" svg:width="3.255cm" svg:height="1.356cm" svg:x="9cm" svg:y="13.03cm">
          <text:p text:style-name="P2"><text:span text:style-name="T4">Dropou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537.3464373464 23955.78481945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2" draw:layer="layout" svg:width="0.934cm" svg:height="0.542cm" svg:x="4.3cm" svg:y="7.7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271cm" svg:height="0.271cm" svg:x="20.232cm" svg:y="8.66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" draw:text-style-name="P13" draw:layer="layout" svg:width="0.542cm" svg:height="1.205cm" svg:x="20.083cm" svg:y="7.511cm">
          <draw:text-box>
            <text:p text:style-name="P12"><text:span text:style-name="T5">...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1:59:07.045017776</meta:creation-date>
    <dc:date>2019-04-20T14:14:36.604618518</dc:date>
    <meta:editing-duration>PT11M20S</meta:editing-duration>
    <meta:editing-cycles>5</meta:editing-cycles>
    <meta:generator>LibreOffice/6.1.5.2$Linux_X86_64 LibreOffice_project/10$Build-2</meta:generator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506cm" svg:height="1.766cm" xlink:href="." xlink:type="simple" chart:class="chart:bar" chart:style-name="ch1">
        <chart:plot-area chart:style-name="ch2" chart:data-source-has-labels="both" svg:x="0.07cm" svg:y="0.035cm" svg:width="3.366cm" svg:height="1.696cm">
          <chartooo:coordinate-region svg:x="0.07cm" svg:y="0.035cm" svg:width="3.366cm" svg:height="1.696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